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>
      <style:text-properties style:font-name="Arial" fo:font-weight="normal" style:font-weight-asian="normal" style:font-weight-complex="normal"/>
    </style:style>
    <style:style style:name="P4" style:family="paragraph" style:parent-style-name="Text_20_body" style:list-style-name="L1">
      <style:text-properties style:font-name="Arial" fo:font-weight="normal" style:font-weight-asian="normal" style:font-weight-complex="normal"/>
    </style:style>
    <style:style style:name="P5" style:family="paragraph" style:parent-style-name="Text_20_body" style:list-style-name="L2">
      <style:text-properties style:font-name="Arial" fo:font-weight="normal" style:font-weight-asian="normal" style:font-weight-complex="normal"/>
    </style:style>
    <style:style style:name="P6" style:family="paragraph" style:parent-style-name="Text_20_body" style:list-style-name="L3">
      <style:text-properties style:font-name="Arial" fo:font-weight="normal" style:font-weight-asian="normal" style:font-weight-complex="normal"/>
    </style:style>
    <style:style style:name="P7" style:family="paragraph" style:parent-style-name="Heading_20_1">
      <style:text-properties style:font-name="Arial"/>
    </style:style>
    <style:style style:name="P8" style:family="paragraph" style:parent-style-name="Heading_20_2">
      <style:text-properties style:font-name="Arial"/>
    </style:style>
    <style:style style:name="P9" style:family="paragraph" style:parent-style-name="Heading_20_3">
      <style:text-properties style:font-name="Arial"/>
    </style:style>
    <style:style style:name="P10" style:family="paragraph" style:parent-style-name="Heading_20_4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iseño e Implementación</text:h>
      <text:p text:style-name="P1">Se identificaron diferentes maneras de resolver el problema planteado, donde la más conveniente y sencilla de hacerlo fue creando las clases para dos de las entidades más importantes que involucran al trabajo práctico.</text:p>
      <text:p text:style-name="P1"/>
      <text:h text:style-name="P8" text:outline-level="2"><text:bookmark-start text:name="__DdeLink__2_58090863"/>Problemas identificados</text:h>
      <text:p text:style-name="P1">El primer problema que identificamos, fue cómo modelar un número complejo para aplicarle una función. Esto fue tarea sencilla debido a la implementación de la clase complejo que se detallará más adelante.<text:bookmark-end text:name="__DdeLink__2_58090863"/></text:p>
      <text:p text:style-name="P1">El segundo problema, fue cómo manipular la imagen de entrada. Para ello se creó la clase PGMimage la cual se encarga de leer de un archivo todo el contenido relevante a una imagen PNG para luego ser procesada en memoria.</text:p>
      <text:p text:style-name="P1">El último problema y más complicada de modelar, fue cómo transformar una imagen en un conjunto de puntos ubicados en el plano complejo. La solución más conveniente fue <text:span text:style-name="T2">(completar con los calculos que hiciste que no los entiendo)</text:span></text:p>
      <text:p text:style-name="P1"/>
      <text:h text:style-name="P8" text:outline-level="2"><text:bookmark-start text:name="__DdeLink__5_58090863"/>Resolución</text:h>
      <text:p text:style-name="P1">El programa principal (main) se encarga de validar los argumentos en línea de comando, de leer el archivo de entrada (o en su defecto, <text:bookmark-end text:name="__DdeLink__5_58090863"/>la entrada estándar), de abrir el archivo de salida (o en su defecto, la salida estándar), de crear la imagen en memoria y cargarla con los valores del archivo, de crear la imagen de salida en memoria y a cada posición de ésta asignarle el píxel proveniente de aplicar una función compleja a la posición del píxel en la imagen de entrada, y por último, de grabar la imagen de salida con el resultado de las transformación mencionada.</text:p>
      <text:p text:style-name="P1"/>
      <text:h text:style-name="P9" text:outline-level="3"><text:bookmark-start text:name="__DdeLink__30_58090863"/>Clase Complejo</text:h>
      <text:p text:style-name="P1">La clase complejo se encarga de abstraer y modelar la implementación y manipulación de números complejos.<text:bookmark-end text:name="__DdeLink__30_58090863"/> Posee dos atributos: parte real y parte imaginaria.</text:p>
      <text:h text:style-name="P10" text:outline-level="4"><text:bookmark-start text:name="__DdeLink__45_58090863"/><text:bookmark-start text:name="__DdeLink__7_58090863"/>Contructores</text:h>
      <text:p text:style-name="P1">La clase posee tres constructores: uno que crea un objeto con valores por defecto (0.0 tanto para la parte real como para la imaginaria), un constructor por copia que recibe un complejo y un constructor que recibe dos doubles y los setea en la parte real e imaginaria del objeto creado.<text:bookmark-end text:name="__DdeLink__7_58090863"/></text:p>
      <text:h text:style-name="P10" text:outline-level="4"><text:bookmark-start text:name="__DdeLink__24_58090863"/><text:soft-page-break/>Sobrecarga de operadores</text:h>
      <text:p text:style-name="P1">La clase sobrecarga los siguientes operadores:<text:bookmark-end text:name="__DdeLink__24_58090863"/></text:p>
      <text:list xml:id="list1198676334" text:style-name="L1">
        <text:list-item>
          <text:p text:style-name="P2">operador &lt;&lt;, imprime un complejo del siguiente modo “(x,y)” a través del <text:span text:style-name="T3">ostream</text:span>. <text:s/>Modo de <text:bookmark-start text:name="__DdeLink__10_58090863"/>uso: <text:span text:style-name="T1">std::cout &lt;&lt; c; </text:span>donde <text:bookmark-start text:name="__DdeLink__17_58090863"/><text:span text:style-name="T1">complejo</text:span> <text:span text:style-name="T1">c = complejo(1.2,3.0);</text:span><text:bookmark-end text:name="__DdeLink__10_58090863"/><text:bookmark-end text:name="__DdeLink__17_58090863"/></text:p>
        </text:list-item>
        <text:list-item>
          <text:p text:style-name="P2">operador &gt;&gt;, lee un complejo desde el <text:span text:style-name="T3">istream</text:span> con el formato “(x,y)”. Modo de uso: <text:span text:style-name="T1">std::cin &gt;&gt; c; </text:span></text:p>
        </text:list-item>
        <text:list-item>
          <text:p text:style-name="P4">operador =, setea la parte real e imaginaria con los valores del complejo pasados como argumento. Modo de uso: <text:span text:style-name="T1">b = c;</text:span> donde <text:span text:style-name="T1">complejo c = complejo(1.2,3.0);</text:span> y <text:span text:style-name="T1">complejo b;</text:span></text:p>
        </text:list-item>
        <text:list-item>
          <text:p text:style-name="P4">operator +, suma dos complejos o un complejo con un número real. Modo de uso: <text:span text:style-name="T1">b = b + c;</text:span> donde <text:span text:style-name="T1">complejo c = complejo(1.2,3.0);</text:span> y <text:span text:style-name="T1">complejo b(1.0,<text:tab/>1.0);</text:span></text:p>
        </text:list-item>
      </text:list>
      <text:h text:style-name="P10" text:outline-level="4"><text:bookmark-start text:name="__DdeLink__27_58090863"/>Getters y Setters</text:h>
      <text:p text:style-name="P3">Estos métodos se encargan de fijar/obtener los atributos del objeto complejo. <text:s/>Los atributos en cuestión son la parte real y la parte imaginaria.<text:bookmark-end text:name="__DdeLink__27_58090863"/></text:p>
      <text:h text:style-name="P10" text:outline-level="4">Métodos de funciones</text:h>
      <text:p text:style-name="P3">Las funciones son las encargadas de aplicarle una operación matemática a un número complejo y obtener el resultado complejo. Las funciones implementadas son: f(z) = z, f(z) = e^z, f(z) = z^2, f(z) = z^3, f(z) = sin(z).<text:bookmark-end text:name="__DdeLink__45_58090863"/></text:p>
      <text:p text:style-name="P3"/>
      <text:h text:style-name="P9" text:outline-level="3"><text:bookmark-start text:name="__DdeLink__63_58090863"/>Clase PNGimage</text:h>
      <text:p text:style-name="P3">Esta clase representa una imagen extraída de un archivo png en memoria. Posee los siguiente atributos: <text:s/>MagicNumber, width (ancho de la imagen), height (alto de la imagen), <text:s/>ColorDepth (rofundidad del color) y canvas (lienzo en memoria).<text:bookmark-end text:name="__DdeLink__63_58090863"/></text:p>
      <text:h text:style-name="P10" text:outline-level="4"><text:bookmark-start text:name="__DdeLink__7_580908631"/>Constructores</text:h>
      <text:p text:style-name="P1">La clase posee <text:bookmark-end text:name="__DdeLink__7_580908631"/>dos constructores implementados: un constructor con argumentos por defecto (ancho y alto igual a 1, y profundidad de color igual al máximo permitido por la aplicación) y un constructor por <text:s/>copia que recibe una PNGimage. El primero recibe ancho, alto y profundidad del color, limitando este último, crea un nuevo lienzo en memoria y setea cada uno de los valores del 0 a negro. El segundo, recibe una PNGimage, copia los valores de ancho, alto, profundidad y los píxeles del lienzo.</text:p>
      <text:h text:style-name="P10" text:outline-level="4">Destructores</text:h>
      <text:p text:style-name="P1">La clase implementa un destructor que libera la memoria utilizada para subir el lienzo en memoria.<text:tab/></text:p>
      <text:h text:style-name="P10" text:outline-level="4"><text:bookmark-start text:name="__DdeLink__24_580908631"/><text:soft-page-break/>Sobrecarga de operadores</text:h>
      <text:p text:style-name="P1">La clase sobrecarga los siguientes operadores:<text:bookmark-end text:name="__DdeLink__24_580908631"/></text:p>
      <text:list xml:id="list790889421" text:continue-numbering="true" text:style-name="L1">
        <text:list-item>
          <text:p text:style-name="P2">operador [],<text:span text:style-name="T4"> se encarga de obtener cada píxel de la imagen en la posición i,j. Modo de uso: </text:span><text:span text:style-name="T1">out_image[i][j] = in_image[row][col];</text:span><text:span text:style-name="T4"> donde </text:span><text:bookmark-start text:name="__DdeLink__55_58090863"/><text:span text:style-name="T1">PGMimage out_image (w, h,d);</text:span><text:span text:style-name="T4"> </text:span><text:bookmark-end text:name="__DdeLink__55_58090863"/></text:p>
        </text:list-item>
        <text:list-item>
          <text:p text:style-name="P2">operador &gt;&gt;, <text:bookmark-start text:name="__DdeLink__60_58090863"/><text:span text:style-name="T4">se encarga de cargar la imagen en memoria desde flujo/archivo/stdin</text:span><text:bookmark-end text:name="__DdeLink__60_58090863"/><text:span text:style-name="T4">. Modo de uso: </text:span><text:span text:style-name="T1">*in_stream &gt;&gt; in_image;</text:span><text:span text:style-name="T4"> donde </text:span><text:span text:style-name="T1">PGMimage in_image;</text:span><text:span text:style-name="T4"> y </text:span><text:span text:style-name="T1">istream *in_stream = &amp;cin;</text:span></text:p>
        </text:list-item>
        <text:list-item>
          <text:p text:style-name="P4">operador &gt;&gt;, se encarga de imprimir la imagen que se encuentra en memoria en el <text:s/>flujo/archivo/stdin con el formato de archivo PNG. Modo de uso: <text:span text:style-name="T1">*out_stream &lt;&lt; out_image;</text:span> donde <text:span text:style-name="T1">PGMimage out_image;</text:span> y <text:span text:style-name="T1">ostream *out_stream = &amp;cout;</text:span></text:p>
        </text:list-item>
      </text:list>
      <text:h text:style-name="P10" text:outline-level="4"><text:bookmark-start text:name="__DdeLink__27_580908631"/>Getters y Setters</text:h>
      <text:p text:style-name="P3">Estos métodos se encargan de fijar/obtener los atributos del objeto <text:bookmark-end text:name="__DdeLink__27_580908631"/>PNGimage.</text:p>
      <text:p text:style-name="P3">Los métodos getWidth () , getHeight () y getColorDepth () se encargan de obtener el ancho, alto y profundidad del archivo respectivamente.</text:p>
      <text:p text:style-name="P3">El método setColorDepth (pixel_t) se encarga de fijar la profundidad de colores de la imagen.</text:p>
      <text:p text:style-name="P3">El método resize(size_t, size_t) <text:s/>se encarga de modificar el tamaño del lienzo con un nuevo ancho y alto. <text:s/>No se realiza un escalado de la imagen, solo se modifica el lienzo, resultando en posibles recortes o agregado de píxeles con eventual basura.</text:p>
      <text:h text:style-name="P10" text:outline-level="4">Utilidades internas</text:h>
      <text:p text:style-name="P3">Existen tres utilidades internas que son importantes para el uso dentro de los métodos de la clase. </text:p>
      <text:list xml:id="list1689764894" text:style-name="L2">
        <text:list-item>
          <text:p text:style-name="P5">static void ignore_comments (istream &amp;); recibe el flujo/archivo e ignora los comentarios (empezados con '#').</text:p>
        </text:list-item>
        <text:list-item>
          <text:p text:style-name="P5">static pixel_t** new_canvas (size_t, size_t); reserva memoria para crear el lienzo en memoria.</text:p>
        </text:list-item>
        <text:list-item>
          <text:p text:style-name="P5">void canvasDestroy (); destruye el lienzo creado en memoria.</text:p>
        </text:list-item>
      </text:list>
      <text:p text:style-name="P3"/>
      <text:h text:style-name="P9" text:outline-level="3">Programa principal</text:h>
      <text:p text:style-name="P3">El programa principal realiza los siguientes pasos:</text:p>
      <text:list xml:id="list478881385" text:style-name="L3">
        <text:list-item>
          <text:p text:style-name="P6">Por línea de comando se validan los argumentos y se setean los flujos/archivos de donde se leerán y/o escribirán las imágenes PNG.</text:p>
        </text:list-item>
        <text:list-item>
          <text:p text:style-name="P6">Se abren los archivos en caso de no haberse elegido las entradas/salidas estándar.</text:p>
        </text:list-item>
        <text:list-item>
          <text:p text:style-name="P6">Se crea una nueva imagen en memoria, se lee desde el flujo/archivo la imagen y se sube a memoria.</text:p>
        </text:list-item>
        <text:list-item>
          <text:p text:style-name="P6"><text:soft-page-break/>Se crea una nueva imagen en memoria pero de salida con los tamaños y profundidad de la imagen de entrada.</text:p>
        </text:list-item>
        <text:list-item>
          <text:p text:style-name="P6">Se crean dos complejos con constructores por defecto.</text:p>
        </text:list-item>
        <text:list-item>
          <text:p text:style-name="P6">Se comienza a recorrer la imagen de salida, a los índices se le aplica la función elegida por línea de comandos y se obtiene la posición en el lienzo de entrada.</text:p>
        </text:list-item>
        <text:list-item>
          <text:p text:style-name="P6">El píxel del lienzo de entrada se guarda en la posición de la nueva imagen.</text:p>
        </text:list-item>
        <text:list-item>
          <text:p text:style-name="P6">Por último, el lienzo de salida que se encuentra en memoria se escribe en el flujo/archivo de sali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Zaragoza</meta:initial-creator>
    <meta:creation-date>2014-09-22T12:09:16</meta:creation-date>
    <dc:date>2014-09-22T15:30:35</dc:date>
    <dc:creator>Juan Zaragoza</dc:creator>
    <meta:editing-duration>PT2H52M46S</meta:editing-duration>
    <meta:editing-cycles>24</meta:editing-cycles>
    <meta:generator>LibreOffice/3.5$Linux_X86_64 LibreOffice_project/350m1$Build-2</meta:generator>
    <meta:document-statistic meta:table-count="0" meta:image-count="0" meta:object-count="0" meta:page-count="4" meta:paragraph-count="53" meta:word-count="1078" meta:character-count="6442" meta:non-whitespace-character-count="5436"/>
  </office:meta>
</office:document-meta>
</file>